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style:font-weight-asian="bold" style:font-weight-complex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Text_20_body">
      <style:text-properties style:font-name="Arial1" fo:font-weight="bold" style:font-weight-asian="bold" style:font-weight-complex="bold"/>
    </style:style>
    <style:style style:name="P4" style:family="paragraph" style:parent-style-name="Text_20_body">
      <style:text-properties style:font-name="Arial1" fo:font-weight="bold" officeooo:rsid="001949d9" officeooo:paragraph-rsid="001949d9" style:font-weight-asian="bold" style:font-weight-complex="bold"/>
    </style:style>
    <style:style style:name="P5" style:family="paragraph" style:parent-style-name="Text_20_body">
      <style:text-properties style:font-name="Arial1" fo:font-weight="bold" officeooo:rsid="001c44b7" officeooo:paragraph-rsid="001c44b7" style:font-weight-asian="bold" style:font-weight-complex="bold"/>
    </style:style>
    <style:style style:name="P6" style:family="paragraph" style:parent-style-name="Text_20_body">
      <style:text-properties style:font-name="Arial1" officeooo:paragraph-rsid="001949d9"/>
    </style:style>
    <style:style style:name="P7" style:family="paragraph" style:parent-style-name="Text_20_body" style:list-style-name="L10" style:master-page-name="">
      <loext:graphic-properties draw:fill="none"/>
      <style:paragraph-properties fo:margin-left="1.3cm" fo:margin-right="0cm" fo:margin-top="0cm" fo:margin-bottom="0.247cm" style:contextual-spacing="false" fo:line-height="115%" fo:text-indent="-0.6cm" style:auto-text-indent="false" style:page-number="auto" fo:background-color="transparent"/>
      <style:text-properties style:font-name="Arial1" officeooo:paragraph-rsid="001949d9"/>
    </style:style>
    <style:style style:name="P8" style:family="paragraph" style:parent-style-name="Text_20_body" style:list-style-name="L10">
      <loext:graphic-properties draw:fill="none"/>
      <style:paragraph-properties fo:margin-left="1.3cm" fo:margin-right="0cm" fo:margin-top="0cm" fo:margin-bottom="0.247cm" style:contextual-spacing="false" fo:line-height="115%" fo:text-indent="-0.6cm" style:auto-text-indent="false" fo:background-color="transparent"/>
      <style:text-properties style:font-name="Arial1" officeooo:paragraph-rsid="001949d9"/>
    </style:style>
    <style:style style:name="P9" style:family="paragraph" style:parent-style-name="Text_20_body" style:list-style-name="L11">
      <style:text-properties style:font-name="Arial1" officeooo:paragraph-rsid="001949d9"/>
    </style:style>
    <style:style style:name="P10" style:family="paragraph" style:parent-style-name="Text_20_body" style:list-style-name="L12">
      <style:text-properties style:font-name="Arial1" officeooo:paragraph-rsid="001949d9"/>
    </style:style>
    <style:style style:name="P11" style:family="paragraph" style:parent-style-name="Text_20_body" style:list-style-name="L13">
      <style:text-properties style:font-name="Arial1" officeooo:paragraph-rsid="001949d9"/>
    </style:style>
    <style:style style:name="P12" style:family="paragraph" style:parent-style-name="Text_20_body" style:list-style-name="L14">
      <style:text-properties style:font-name="Arial1" fo:font-weight="normal" officeooo:rsid="001949d9" officeooo:paragraph-rsid="001949d9" style:font-weight-asian="normal" style:font-weight-complex="normal"/>
    </style:style>
    <style:style style:name="P13" style:family="paragraph" style:parent-style-name="Text_20_body" style:list-style-name="L14">
      <style:text-properties style:font-name="Arial1" fo:font-weight="normal" officeooo:rsid="001a961b" officeooo:paragraph-rsid="001a961b" style:font-weight-asian="normal" style:font-weight-complex="normal"/>
    </style:style>
    <style:style style:name="P14" style:family="paragraph" style:parent-style-name="Text_20_body">
      <style:text-properties style:font-name="Arial1" fo:font-weight="normal" officeooo:rsid="001c44b7" officeooo:paragraph-rsid="001c44b7" style:font-weight-asian="normal" style:font-weight-complex="normal"/>
    </style:style>
    <style:style style:name="P15" style:family="paragraph" style:parent-style-name="Text_20_body" style:list-style-name="L16">
      <style:text-properties style:font-name="Arial1" fo:font-weight="normal" officeooo:rsid="001c44b7" officeooo:paragraph-rsid="001c44b7" style:font-weight-asian="normal" style:font-weight-complex="normal"/>
    </style:style>
    <style:style style:name="P16" style:family="paragraph" style:parent-style-name="Text_20_body" style:list-style-name="L15">
      <style:text-properties style:font-name="Arial1" officeooo:paragraph-rsid="001949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961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2">Arte en el Cabello</text:p>
      <text:p text:style-name="P2">Prototipo Web</text:p>
      <text:p text:style-name="P2">Carlos López y Erick Mejía</text:p>
      <text:p text:style-name="P2"/>
      <text:p text:style-name="P3">Manual de Usuario para la Página Web de Peluquería</text:p>
      <text:p text:style-name="P6">Bienvenido a nuestra página web, en la que podrás acceder a todos los servicios que ofrecemos en nuestra peluquería. Encontrarás las pestañas Nosotros y Contacto para conocer nuestra trayectoria y poder contactar directamente con nosotros. Para utilizar nuestra plataforma, primero tendrás que registrarte o si ya estás registrado, introducir tu nombre de usuario y contraseña.</text:p>
      <text:list xml:id="list129274739" text:style-name="L10">
        <text:list-item>
          <text:p text:style-name="P7">Haz clic en el botón “Registrarse” en la página principal de la web.</text:p>
        </text:list-item>
        <text:list-item>
          <text:p text:style-name="P8">Rellena el formulario con tus datos personales y crea un nombre de usuario y contraseña seguros.</text:p>
        </text:list-item>
        <text:list-item>
          <text:p text:style-name="P8">Haz clic en el botón “Registrarse” para completar el proceso.</text:p>
        </text:list-item>
      </text:list>
      <text:p text:style-name="P6"><text:span text:style-name="T1">Inicio de sesión</text:span></text:p>
      <text:list xml:id="list873829890" text:style-name="L11">
        <text:list-item>
          <text:p text:style-name="P9">Haz clic en el botón “Iniciar sesión” en la página principal de la web.</text:p>
        </text:list-item>
        <text:list-item>
          <text:p text:style-name="P9">Introduce tu nombre de usuario y contraseña.</text:p>
        </text:list-item>
        <text:list-item>
          <text:p text:style-name="P9">Haz clic en el botón “Iniciar sesión” para acceder a tu cuenta.</text:p>
        </text:list-item>
      </text:list>
      <text:p text:style-name="P6"><text:span text:style-name="T1">Reservar Cita</text:span></text:p>
      <text:list xml:id="list2859461993" text:style-name="L12">
        <text:list-item>
          <text:p text:style-name="P10">Haz clic en <text:span text:style-name="T2">el apartado</text:span> “Reservar Cita”.</text:p>
        </text:list-item>
        <text:list-item>
          <text:p text:style-name="P10">Selecciona la fecha y hora que prefieras para tu cita.</text:p>
        </text:list-item>
        <text:list-item>
          <text:p text:style-name="P10">Haz clic en el botón “Reservar Cita” para confirmar tu reserva.</text:p>
        </text:list-item>
      </text:list>
      <text:p text:style-name="P6"><text:span text:style-name="T1">Personal de la peluquería</text:span></text:p>
      <text:list xml:id="list1706836994" text:style-name="L13">
        <text:list-item>
          <text:p text:style-name="P11">Haz clic en <text:span text:style-name="T2">el</text:span> <text:span text:style-name="T2">apartado</text:span> “Peluqueros”.</text:p>
        </text:list-item>
        <text:list-item>
          <text:p text:style-name="P11">Conoce a nuestro equipo de profesionales y sus especializaciones.</text:p>
        </text:list-item>
        <text:list-item>
          <text:p text:style-name="P11">Haz clic en el nombre de un miembro del personal para obtener más información sobre su perfil y servicios.</text:p>
        </text:list-item>
      </text:list>
      <text:p text:style-name="P4">Servicios</text:p>
      <text:list text:style-name="L14">
        <text:list-item>
          <text:p text:style-name="P12">Haz clic en <text:span text:style-name="T2">el apartado</text:span> “Servicios”.</text:p>
        </text:list-item>
        <text:list-item>
          <text:p text:style-name="P13">Descubre todos nuestro menú de servicios: corte, afeitados, técnica, tratamientos…</text:p>
        </text:list-item>
      </text:list>
      <text:p text:style-name="P5">Cita</text:p>
      <text:list text:style-name="L16">
        <text:list-item>
          <text:p text:style-name="P15">Haz clic en el apartado “Cita”.</text:p>
        </text:list-item>
        <text:list-item>
          <text:p text:style-name="P15">En este apartado encontrarás tu nombre, fecha y hora de la cita, servicio contratado y estilista elegido.</text:p>
        </text:list-item>
      </text:list>
      <text:p text:style-name="P14"/>
      <text:p text:style-name="P6"><text:soft-page-break/><text:span text:style-name="T1">Cerrar sesión</text:span></text:p>
      <text:list xml:id="list2842294565" text:style-name="L15">
        <text:list-item>
          <text:p text:style-name="P16">Haz clic en <text:span text:style-name="T2">apartado</text:span> “Cerrar sesión”.</text:p>
        </text:list-item>
        <text:list-item>
          <text:p text:style-name="P16">Haz clic en el botón “Cerrar sesión” para cerrar tu sesión y proteger la privacidad de tu información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0T14:12:03.698000000</meta:creation-date>
    <dc:date>2023-02-17T14:00:22.117000000</dc:date>
    <meta:editing-duration>PT1H26M11S</meta:editing-duration>
    <meta:editing-cycles>10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0" meta:word-count="306" meta:character-count="1778" meta:non-whitespace-character-count="1520"/>
  </office:meta>
</office:document-meta>
</file>